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5f_code">
      <style:text-properties officeooo:paragraph-rsid="00899919"/>
    </style:style>
    <style:style style:name="P2" style:family="paragraph" style:parent-style-name="_5f_text">
      <style:text-properties officeooo:paragraph-rsid="00834e49"/>
    </style:style>
    <style:style style:name="P3" style:family="paragraph" style:parent-style-name="_5f_text">
      <style:text-properties officeooo:paragraph-rsid="0088a7d2"/>
    </style:style>
    <style:style style:name="P4" style:family="paragraph" style:parent-style-name="_5f_text" style:list-style-name="L1"/>
    <style:style style:name="P5" style:family="paragraph" style:parent-style-name="_5f_text" style:list-style-name="L1">
      <style:text-properties officeooo:paragraph-rsid="008fff1e"/>
    </style:style>
    <style:style style:name="P6" style:family="paragraph" style:parent-style-name="_5f_text" style:list-style-name="L1">
      <style:text-properties officeooo:paragraph-rsid="00c08d40"/>
    </style:style>
    <style:style style:name="P7" style:family="paragraph" style:parent-style-name="_5f_text" style:list-style-name="L1">
      <style:text-properties officeooo:paragraph-rsid="00c1d1cb"/>
    </style:style>
    <style:style style:name="P8" style:family="paragraph" style:parent-style-name="_5f_text" style:list-style-name="L1">
      <style:text-properties fo:language="ru" fo:country="RU" officeooo:rsid="008fff1e" officeooo:paragraph-rsid="008fff1e"/>
    </style:style>
    <style:style style:name="P9" style:family="paragraph" style:parent-style-name="_5f_text">
      <style:text-properties fo:language="ru" fo:country="RU" officeooo:rsid="0091c872"/>
    </style:style>
    <style:style style:name="P10" style:family="paragraph" style:parent-style-name="_5f_text">
      <style:text-properties officeooo:paragraph-rsid="0091c872"/>
    </style:style>
    <style:style style:name="P11" style:family="paragraph" style:parent-style-name="_5f_text">
      <style:text-properties officeooo:paragraph-rsid="008fff1e"/>
    </style:style>
    <style:style style:name="P12" style:family="paragraph" style:parent-style-name="_5f_text">
      <style:text-properties officeooo:paragraph-rsid="00beebe9"/>
    </style:style>
    <style:style style:name="P13" style:family="paragraph" style:parent-style-name="_5f_text" style:list-style-name="L4">
      <style:text-properties officeooo:paragraph-rsid="008fff1e"/>
    </style:style>
    <style:style style:name="P14" style:family="paragraph" style:parent-style-name="_5f_text">
      <style:paragraph-properties fo:margin-left="1.251cm" fo:margin-right="0cm" fo:text-indent="0cm" style:auto-text-indent="false"/>
      <style:text-properties officeooo:paragraph-rsid="008fff1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834e49"/>
    </style:style>
    <style:style style:name="T3" style:family="text">
      <style:text-properties fo:language="ru" fo:country="RU" officeooo:rsid="0088a7d2"/>
    </style:style>
    <style:style style:name="T4" style:family="text">
      <style:text-properties fo:language="ru" fo:country="RU" officeooo:rsid="008e9713"/>
    </style:style>
    <style:style style:name="T5" style:family="text">
      <style:text-properties fo:language="ru" fo:country="RU" officeooo:rsid="00beebe9"/>
    </style:style>
    <style:style style:name="T6" style:family="text">
      <style:text-properties fo:language="ru" fo:country="RU" officeooo:rsid="00c08d40"/>
    </style:style>
    <style:style style:name="T7" style:family="text">
      <style:text-properties fo:language="ru" fo:country="RU" officeooo:rsid="00c1d1cb"/>
    </style:style>
    <style:style style:name="T8" style:family="text">
      <style:text-properties fo:language="ru" fo:country="RU" officeooo:rsid="00c4cc08"/>
    </style:style>
    <style:style style:name="T9" style:family="text">
      <style:text-properties style:font-name="Calibri Light" fo:font-size="11pt" fo:language="ru" fo:country="RU" fo:font-weight="250" officeooo:rsid="00834e49"/>
    </style:style>
    <style:style style:name="T10" style:family="text">
      <style:text-properties style:font-name="Calibri Light" fo:font-size="11pt" fo:language="ru" fo:country="RU" fo:font-weight="250" officeooo:rsid="00842a60"/>
    </style:style>
    <style:style style:name="T11" style:family="text">
      <style:text-properties style:font-name="Calibri Light" fo:font-size="11pt" fo:language="ru" fo:country="RU" fo:font-weight="250" officeooo:rsid="0088a7d2"/>
    </style:style>
    <style:style style:name="T12" style:family="text">
      <style:text-properties style:font-name="Calibri Light" fo:font-size="11pt" fo:language="ru" fo:country="RU" fo:font-weight="250" officeooo:rsid="008fff1e"/>
    </style:style>
    <style:style style:name="T13" style:family="text">
      <style:text-properties style:font-name="Calibri Light" fo:font-size="11pt" fo:language="ru" fo:country="RU" fo:font-weight="250" officeooo:rsid="00beebe9"/>
    </style:style>
    <style:style style:name="T14" style:family="text">
      <style:text-properties style:font-name="Calibri Light" fo:font-size="11pt" fo:language="ru" fo:country="RU" fo:font-weight="250" officeooo:rsid="00c1d1cb"/>
    </style:style>
    <style:style style:name="T15" style:family="text">
      <style:text-properties style:font-name="Calibri Light" fo:font-size="11pt" fo:language="ru" fo:country="RU" fo:font-weight="250" officeooo:rsid="00c4cc08"/>
    </style:style>
    <style:style style:name="T16" style:family="text">
      <style:text-properties style:font-name="Calibri Light" fo:font-size="11pt" fo:language="ru" fo:country="RU" fo:font-weight="bold" officeooo:rsid="00c4cc08" style:font-weight-asian="bold" style:font-weight-complex="bold"/>
    </style:style>
    <style:style style:name="T17" style:family="text">
      <style:text-properties style:font-name="Calibri Light" fo:font-size="11pt" fo:language="en" fo:country="US" fo:font-weight="250" officeooo:rsid="00834e49"/>
    </style:style>
    <style:style style:name="T18" style:family="text">
      <style:text-properties style:font-name="Calibri Light" fo:font-size="11pt" fo:language="en" fo:country="US" fo:font-weight="250" officeooo:rsid="00842a60"/>
    </style:style>
    <style:style style:name="T19" style:family="text">
      <style:text-properties style:font-name="Calibri Light" fo:font-size="11pt" fo:language="en" fo:country="US" fo:font-weight="250" officeooo:rsid="00c4cc08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c08d40"/>
    </style:style>
    <style:style style:name="T23" style:family="text">
      <style:text-properties fo:language="en" fo:country="US" officeooo:rsid="00c1d1cb"/>
    </style:style>
    <style:style style:name="T24" style:family="text">
      <style:text-properties fo:language="en" fo:country="US" officeooo:rsid="00c4cc08"/>
    </style:style>
    <style:style style:name="T25" style:family="text">
      <style:text-properties officeooo:rsid="00834e49"/>
    </style:style>
    <style:style style:name="T26" style:family="text">
      <style:text-properties officeooo:rsid="00842a60"/>
    </style:style>
    <style:style style:name="T27" style:family="text">
      <style:text-properties officeooo:rsid="00beebe9"/>
    </style:style>
    <style:style style:name="T28" style:family="text">
      <style:text-properties officeooo:rsid="00c1d1cb"/>
    </style:style>
    <style:style style:name="T29" style:family="text">
      <style:text-properties officeooo:rsid="00c4cc0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heading_5f_middle_5f_1">Установка и настройка WordPress</text:p>
      <text:p text:style-name="P2"><text:span text:style-name="T2">Все тонкости настройки в файлах по установке </text:span><text:span text:style-name="_5f_bold"><text:span text:style-name="T25">Apache</text:span></text:span><text:span text:style-name="T17">. </text:span><text:span text:style-name="T9">Пакеты не ставим принципиально. </text:span><text:span text:style-name="T10">Ставим отдельно </text:span><text:span text:style-name="_5f_bold"><text:span text:style-name="T26">LAMP</text:span></text:span><text:span text:style-name="T18">.</text:span></text:p>
      <text:p text:style-name="P3"><text:span text:style-name="T10">Соз</text:span><text:span text:style-name="T11">даем базу и префикс как в примерах, чтобы не запутаться. Чел пишет база </text:span>'wpthemes', <text:span text:style-name="T3">юзер </text:span>'root',<text:span text:style-name="T1"> </text:span><text:span text:style-name="T3">но я сделаю </text:span><text:span text:style-name="T11">простого юзера. Так правильней.</text:span></text:p>
      <text:p text:style-name="_5f_code">CREATE DATABASE wpthemes CHARACTER SET utf8mb4 COLLATE utf8mb4_unicode_ci;</text:p>
      <text:p text:style-name="P1">GRANT SELECT, INSERT, UPDATE, DELETE, CREATE, DROP, GRANT OPTION, REFERENCES, INDEX, ALTER, CREATE TEMPORARY TABLES, LOCK TABLES, CREATE VIEW, SHOW VIEW, CREATE ROUTINE, ALTER ROUTINE, EXECUTE ON wpthemes.* TO 'wordpress'@'%';</text:p>
      <text:p text:style-name="_5f_code">FLUSH PRIVILEGES;</text:p>
      <text:p text:style-name="_5f_text">Про префикс ничего не говорит, неверное '<text:span text:style-name="T21">wp_'.</text:span></text:p>
      <text:p text:style-name="P12">Создаем <text:span text:style-name="T5">в корне </text:span><text:span text:style-name="T13">файл</text:span> <text:span text:style-name="_5f_bold">.htaccess</text:span>, чтобы правильные права у <text:span text:style-name="T1">него были. </text:span><text:span text:style-name="T4">Копируем пакет в корень. <text:s/></text:span><text:span text:style-name="T6">Инсталлируем.</text:span></text:p>
      <text:p text:style-name="_5f_heading_5f_middle_5f_2">Разместить WordPress в своем каталоге, но оставить блог в корневом каталоге сайта</text:p>
      <text:p text:style-name="P11">Многие люди хотят видеть WordPress в корневом каталоге сайта (например http://example.com), но не хотят, чтобы все эти файлы WordPress загромождали корневую директорию. WordPress позволяет установить файлы WordPress в подкаталог, но блог будет работать в корневом каталоге сайта.</text:p>
      <text:p text:style-name="P11">Процесс перемещения WordPress в свой собственный каталог выглядит следующим образом:</text:p>
      <text:list xml:id="list1505572370" text:style-name="L4">
        <text:list-item>
          <text:p text:style-name="P13">Создайте новый каталог в который вы хотите поместить файлы WordPress (в примерах мы используем /wordpress).</text:p>
        </text:list-item>
        <text:list-item>
          <text:p text:style-name="P13">Перейдите в панель Настройки.</text:p>
        </text:list-item>
        <text:list-item>
          <text:p text:style-name="P13">В поле <text:span text:style-name="T20">Адрес WordPress (URL)</text:span>: измените адрес на тот где будут размещены файлы WordPress. Например: <text:span text:style-name="T20">http://example.com/wordpress</text:span></text:p>
        </text:list-item>
        <text:list-item>
          <text:p text:style-name="P13">В поле <text:span text:style-name="T20">Адрес блога (URL)</text:span>: измените адрес на URL корневого каталога <text:span text:style-name="T8">(обычно не изменяется)</text:span>. Например: http://example.com</text:p>
        </text:list-item>
        <text:list-item>
          <text:p text:style-name="P13">Нажмите <text:span text:style-name="T16">Сохранить изменения</text:span><text:span text:style-name="T15">.</text:span> (Не расстраивайтесь из-за ошибок и не пытайтесь посмотреть ваш блог в этот момент!)</text:p>
        </text:list-item>
        <text:list-item>
          <text:p text:style-name="P13">Переместите файлы WordPress в новый каталог (Адрес WordPress).</text:p>
        </text:list-item>
        <text:list-item>
          <text:p text:style-name="P13">Скопируйте файлы index.php и .htaccess из каталога с WordPress в корневой каталог вашего сайта (Адрес блога).</text:p>
        </text:list-item>
        <text:list-item>
          <text:p text:style-name="P13">Откройте файл index.php из корневого каталога в текстовом редакторе.</text:p>
        </text:list-item>
        <text:list-item>
          <text:p text:style-name="P13">Внесите следующие изменения и сохраните файл. Измените строку, в которой написано:</text:p>
        </text:list-item>
      </text:list>
      <text:p text:style-name="P14">require('./wp-blog-header.php');</text:p>
      <text:p text:style-name="P14">на следующую, используя адрес каталога где размещен WordPress:</text:p>
      <text:p text:style-name="P14">require('./wordpress/wp-blog-header.php');</text:p>
      <text:list xml:id="list22749468088468" text:continue-numbering="true" text:style-name="L4">
        <text:list-item>
          <text:p text:style-name="P13">Войдите в новое место. Это может быть http://example.com/wordpress/wp-admin/</text:p>
        </text:list-item>
        <text:list-item>
          <text:p text:style-name="P13">Если вы хотите настроить Постоянные ссылки, перейдите в Постоянные ссылки и обновите шаблон Постоянных ссылок. WordPress автоматически обновит ваш файл .htaccess если он имеет соответствующий файл. Если WordPress не сможет записать в ваш файл .htaccess, то он покажет вам записанное заново правило, чтобы вы сами вручную скопировали его в ваш файл .htaccess (в том же каталоге, где находится основной файл index.php.)</text:p>
        </text:list-item>
      </text:list>
      <text:p text:style-name="P9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.101cm" fo:margin-bottom="0.101cm" style:contextual-spacing="false" fo:line-height="0.45cm" fo:text-indent="0cm" style:auto-text-indent="false"/>
      <style:text-properties fo:language="zxx" fo:country="non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" fo:font-family="'Calibri Light'" style:font-style-name="Обычный" style:font-family-generic="swiss" style:font-pitch="variable" fo:font-size="10pt" fo:font-weight="bold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tru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examine" style:display-name="_examine" style:family="paragraph" style:parent-style-name="_5f_text" style:master-page-name="">
      <loext:graphic-properties draw:fill="none" draw:fill-color="#ff0000"/>
      <style:paragraph-properties fo:margin-left="0cm" fo:margin-right="0cm" fo:text-indent="0cm" style:auto-text-indent="false" style:page-number="auto" fo:background-color="transparent" fo:padding-left="0.199cm" fo:padding-right="0.199cm" fo:padding-top="0cm" fo:padding-bottom="0cm" fo:border="1.25pt solid #ff0000">
        <style:tab-stops/>
      </style:paragraph-properties>
      <style:text-properties style:use-window-font-color="true" loext:opacity="0%" style:font-name="Calibri Light1" fo:font-family="'Calibri Light'" style:font-style-name="Жирный" style:font-family-generic="swiss" style:font-pitch="variable" fo:language="ru" fo:country="RU" fo:font-weight="bold" officeooo:rsid="001e3f4c"/>
    </style:style>
    <style:style style:name="_5f_comment" style:display-name="_comment" style:family="paragraph" style:parent-style-name="_5f_text" style:master-page-name="">
      <style:paragraph-properties style:page-number="auto" fo:padding-left="0.199cm" fo:padding-right="0.199cm" fo:padding-top="0.049cm" fo:padding-bottom="0.049cm" fo:border="1.25pt solid #81d41a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25T02:27:47.712000000</dc:date>
    <meta:editing-duration>PT20H44M58S</meta:editing-duration>
    <meta:editing-cycles>142</meta:editing-cycles>
    <meta:document-statistic meta:table-count="0" meta:image-count="0" meta:object-count="0" meta:page-count="1" meta:paragraph-count="25" meta:word-count="365" meta:character-count="2662" meta:non-whitespace-character-count="2332"/>
  </office:meta>
</office:document-meta>
</file>